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6"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9"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10"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11"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12"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18"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20" style:family="paragraph" style:parent-style-name="Standard">
      <style:text-properties officeooo:paragraph-rsid="00084b92"/>
    </style:style>
    <style:style style:name="P21"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22"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3"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4"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9">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9"/>
      <text:p text:style-name="P18">MAL?</text:p>
      <text:p text:style-name="P19">Un SO con una arquitectura modular presenta una serie de características que le diferencian de otros y hacen de él una estructura más útil en ciertas condiciones e inútil en otras.</text:p>
      <text:p text:style-name="P19">Las ventajas y desventajas son:</text:p>
      <text:p text:style-name="P19">-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19">-Los niveles deben estar muy bien elegidos ya que se debe cumplir el principio de funcionamiento principal .</text:p>
      <text:p text:style-name="P19">- El utilizar muchas niveles, hace que sea menos eficiente , ya que se realizan gran cantidad de llamadas.</text:p>
      <text:p text:style-name="P19"/>
      <text:p text:style-name="P19">Por tanto, esta estructura es mala cuando buscamos:</text:p>
      <text:p text:style-name="P19">-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19">-<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19"/>
      <text:p text:style-name="P13"/>
      <text:p text:style-name="P5">Ejercicio 2:</text:p>
      <text:p text:style-name="P14">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14"/>
      <text:p text:style-name="P6">Ejercicio 3:</text:p>
      <text:p text:style-name="P15"><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15"/>
      <text:p text:style-name="P7">Ejercicio 4:</text:p>
      <text:p text:style-name="P15">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15"/>
      <text:p text:style-name="P15">Sin embargo, una gran desventaja es que estos sistemas no resultan muy eficientes, ya que las llamadas a servicios por parte de programas del usuario suponen cuatro cambios de contexto, que conllevan a salvar información, procesar estos cambios… </text:p>
      <text:p text:style-name="P15"/>
      <text:p text:style-name="P7">Ejercicio 5:</text:p>
      <text:p text:style-name="P15">En un sistema por capas, ya que hay que una capa llama a otra, y así sucesivamente</text:p>
      <text:p text:style-name="P15"/>
      <text:p text:style-name="P15"/>
      <text:p text:style-name="P8">Ejercicio 6: </text:p>
      <text:p text:style-name="P16">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16"/>
      <text:p text:style-name="P16">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16"/>
      <text:p text:style-name="P16">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16"/>
      <text:p text:style-name="P16">con las máquinas virtuales, un usuario puede iniciar su ordenador y seleccionar un sistema operativo distinto dependiendo de sus necesidades.</text:p>
      <text:p text:style-name="P16"/>
      <text:p text:style-name="P8">Ejercicio 7:</text:p>
      <text:p text:style-name="P16">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17">Dependiendo de las marcas, se dan distintas implementaciones:</text:p>
      <text:p text:style-name="P17">VMWare : Producida por IBM, se trata de una aplicación que se ejecuta sobre un Sistema Operativo “host”, donde se cargan varias máquinas virtuales. Así, el encargado de gestionar las máquinas es el propio Sistema que ejecuta la aplicación.</text:p>
      <text:p text:style-name="P20">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20"/>
      <text:p text:style-name="P2">Ejercicio 8:</text:p>
      <text:p text:style-name="P10">No, el núcleo del sistema realiza muchas más tareas como el tratamiento de interrupciones. <text:span text:style-name="T3">Los diferentes modos que ejecuta el procesador se distinguen en modo kernel y modo usuario.</text:span></text:p>
      <text:p text:style-name="P10"/>
      <text:p text:style-name="P3">Ejercicio 9:</text:p>
      <text:p text:style-name="P11">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11"/>
      <text:p text:style-name="P12">Se pueden apilar varios módulos para elementos que necesiten código parecido o que tenga funciones en común y así se evita la replicación de código.</text:p>
      <text:p text:style-name="P12"/>
      <text:p text:style-name="P12">El núcleo permite el aislamiento de código y aumenta la seguridad decidiendo que módulos son cargados según las necesidades de ciertos programas</text:p>
      <text:p text:style-name="P12"/>
      <text:p text:style-name="P12">Como se ha mencionado ya, se consigue que el núcleo tenga menos líneas de código y que se desarrolle de manera mucho más sencilla</text:p>
      <text:p text:style-name="P12"/>
      <text:p text:style-name="P4">Ejercicio 10:</text:p>
      <text:p text:style-name="P12"/>
      <text:p text:style-name="P21">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22">Una vez instalados los módulos, los nuevos kernels de Linux necesitan solo una orden para cargar los módulos: --init_module--(Las ordenes anteriores son para instalarlos??).</text:p>
      <text:p text:style-name="P22"/>
      <text:p text:style-name="P24">Ejercicio 11:</text:p>
      <text:p text:style-name="P23">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2T16:31:48.898864327</dc:date>
    <meta:editing-duration>PT47M10S</meta:editing-duration>
    <meta:editing-cycles>3</meta:editing-cycles>
    <meta:generator>LibreOffice/6.4.6.2$Linux_X86_64 LibreOffice_project/40$Build-2</meta:generator>
    <meta:document-statistic meta:table-count="0" meta:image-count="0" meta:object-count="0" meta:page-count="3" meta:paragraph-count="46" meta:word-count="1403" meta:character-count="8519" meta:non-whitespace-character-count="7160"/>
  </office:meta>
</office:document-meta>
</file>